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CF889614E6A6C270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008cm, 2.473cm, 10.783cm, 5.71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17cm" svg:height="21.729cm" svg:x="0.892cm" svg:y="2.792cm">
          <draw:image xlink:href="Pictures/10000000000005E8000007E0CF889614E6A6C270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27T15:09:20.726053386</dc:date>
    <meta:editing-duration>PT4M14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